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500B4999DD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cm" svg:stroke-color="#00dcff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2cm" svg:stroke-color="#0066cc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draw:layer="layout" svg:width="15.579cm" svg:height="27.699cm" svg:x="2.905cm" svg:y="1.144cm">
          <draw:image xlink:href="Pictures/10000000000002D000000500B4999DD9.png" xlink:type="simple" xlink:show="embed" xlink:actuate="onLoad">
            <text:p/>
          </draw:image>
        </draw:frame>
        <draw:line draw:style-name="gr2" draw:text-style-name="P1" draw:layer="layout" svg:x1="6.6cm" svg:y1="2cm" svg:x2="14.8cm" svg:y2="3.2cm">
          <text:p/>
        </draw:line>
        <draw:line draw:style-name="gr3" draw:text-style-name="P1" draw:layer="layout" svg:x1="5.5cm" svg:y1="7.3cm" svg:x2="16.4cm" svg:y2="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1T17:21:12.886602453</meta:creation-date>
    <dc:date>2014-01-21T17:37:45.872939697</dc:date>
    <meta:editing-duration>PT1M22S</meta:editing-duration>
    <meta:editing-cycles>1</meta:editing-cycles>
    <meta:document-statistic meta:object-count="3"/>
    <meta:generator>LibreOffice/4.1.3.2$Linux_X86_64 LibreOffice_project/410m0$Build-2</meta:generator>
  </office:meta>
</office:document-meta>
</file>